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3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4" calcext:value-type="date">
            <text:p>Friday, 2016-11-04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7" calcext:value-type="date">
            <text:p>Monday, 2016-11-0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8" calcext:value-type="date">
            <text:p>Tuesday, 2016-11-08</text:p>
          </table:table-cell>
          <table:table-cell table:style-name="ce6" table:number-columns-repeated="2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9" calcext:value-type="date">
            <text:p>Wednesday, 2016-11-09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0" calcext:value-type="date">
            <text:p>Thursday, 2016-11-1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30M00S" calcext:value-type="time">
            <text:p>05:30</text:p>
          </table:table-cell>
          <table:table-cell table:style-name="ce6" office:value-type="time" office:time-value="PT02H30M00S" calcext:value-type="time">
            <text:p>02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1" calcext:value-type="date">
            <text:p>Friday, 2016-11-11</text:p>
          </table:table-cell>
          <table:table-cell table:style-name="ce6" office:value-type="time" office:time-value="PT01H30M00S" calcext:value-type="time">
            <text:p>01:30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2" calcext:value-type="date">
            <text:p>Saturday, 2016-11-12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4" calcext:value-type="date">
            <text:p>Monday, 2016-11-14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5" calcext:value-type="date">
            <text:p>Tuesday, 2016-11-15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6" calcext:value-type="date">
            <text:p>Wednesday, 2016-11-16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2H30M00S" calcext:value-type="time">
            <text:p>02:30</text:p>
          </table:table-cell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7" calcext:value-type="date">
            <text:p>Thursday, 2016-11-17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9" calcext:value-type="date">
            <text:p>Saturday, 2016-11-19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0" calcext:value-type="date">
            <text:p>Sunday, 2016-11-2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1" calcext:value-type="date">
            <text:p>Monday, 2016-11-21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2" calcext:value-type="date">
            <text:p>Tuesday, 2016-11-22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3" calcext:value-type="date">
            <text:p>Wednesday, 2016-11-23</text:p>
          </table:table-cell>
          <table:table-cell table:style-name="ce6" office:value-type="time" office:time-value="PT02H00M00S" calcext:value-type="time">
            <text:p>02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4" calcext:value-type="date">
            <text:p>Thursday, 2016-11-24</text:p>
          </table:table-cell>
          <table:table-cell table:style-name="ce6" table:number-columns-repeated="2"/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5" calcext:value-type="date">
            <text:p>Friday, 2016-11-25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8" calcext:value-type="date">
            <text:p>Monday, 2016-11-28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9" calcext:value-type="date">
            <text:p>Tuesday, 2016-11-29</text:p>
          </table:table-cell>
          <table:table-cell table:style-name="ce6" office:value-type="time" office:time-value="PT05H00M00S" calcext:value-type="time">
            <text:p>05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30" calcext:value-type="date">
            <text:p>Wednesday, 2016-11-30</text:p>
          </table:table-cell>
          <table:table-cell table:style-name="ce6" office:value-type="time" office:time-value="PT04H00M00S" calcext:value-type="time">
            <text:p>04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1" calcext:value-type="date">
            <text:p>Thursday, 2016-12-01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2" calcext:value-type="date">
            <text:p>Friday, 2016-12-0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3" calcext:value-type="date">
            <text:p>Saturday, 2016-12-03</text:p>
          </table:table-cell>
          <table:table-cell table:style-name="ce6" table:number-columns-repeated="2"/>
          <table:table-cell table:style-name="ce6" office:value-type="time" office:time-value="PT07H00M00S" calcext:value-type="time">
            <text:p>07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4" calcext:value-type="date">
            <text:p>Sunday, 2016-12-04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5" calcext:value-type="date">
            <text:p>Monday, 2016-12-05</text:p>
          </table:table-cell>
          <table:table-cell table:style-name="ce6"/>
          <table:table-cell table:number-columns-repeated="2"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6" calcext:value-type="date">
            <text:p>Tuesday, 2016-12-06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7" calcext:value-type="date">
            <text:p>Wednesday, 2016-12-07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8" calcext:value-type="date">
            <text:p>Thursday, 2016-12-08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9" calcext:value-type="date">
            <text:p>Friday, 2016-12-09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/>
          <table:table-cell table:style-name="ce6" office:value-type="time" office:time-value="PT08H00M00S" calcext:value-type="time">
            <text:p>08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/>
          <table:table-cell table:style-name="ce6" office:value-type="time" office:time-value="PT06H00M00S" calcext:value-type="time">
            <text:p>06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/>
          <table:table-cell table:style-name="ce6" office:value-type="time" office:time-value="PT05H00M00S" calcext:value-type="time">
            <text:p>05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34H30M00S" calcext:value-type="time">
            <text:p>34:30</text:p>
          </table:table-cell>
          <table:table-cell table:style-name="ce7" table:formula="of:=SUM([.C4:.C120])" office:value-type="time" office:time-value="PT111H55M00S" calcext:value-type="time">
            <text:p>111:55</text:p>
          </table:table-cell>
          <table:table-cell table:style-name="ce7" table:formula="of:=SUM([.D4:.D120])" office:value-type="time" office:time-value="PT94H30M00S" calcext:value-type="time">
            <text:p>94:30</text:p>
          </table:table-cell>
          <table:table-cell/>
          <table:table-cell table:style-name="ce10" table:formula="of:=SUM([.B122:.D122])" office:value-type="time" office:time-value="PT240H55M00S" calcext:value-type="time">
            <text:p>240:5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 style:data-style-name="N2" text:time-value="19:43:26.55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27M</meta:editing-duration>
    <meta:editing-cycles>26</meta:editing-cycles>
    <meta:generator>LibreOffice/5.1.6.2$Windows_x86 LibreOffice_project/07ac168c60a517dba0f0d7bc7540f5afa45f0909</meta:generator>
    <meta:initial-creator>Kai Mindermann</meta:initial-creator>
    <dc:date>2017-01-16T19:43:35.489000000</dc:date>
    <meta:document-statistic meta:table-count="1" meta:cell-count="272" meta:object-count="0"/>
  </office:meta>
</office:document-meta>
</file>